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5d1" officeooo:paragraph-rsid="0007f5d1"/>
    </style:style>
    <style:style style:name="P2" style:family="paragraph" style:parent-style-name="Standard">
      <style:text-properties officeooo:rsid="0008b9de" officeooo:paragraph-rsid="0008b9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mento assíncrono</text:p>
      <text:p text:style-name="P1">As cinco pessoas que mais influenciaram sua vida</text:p>
      <text:p text:style-name="P1"/>
      <text:p text:style-name="P1">Adélia – Sendo humilde, dedicada, esforçada, honesta</text:p>
      <text:p text:style-name="P1">Igor – tendo ambições e objetivos</text:p>
      <text:p text:style-name="P1">Brayner – sendo resiliente e mantendo sempre o bom humor</text:p>
      <text:p text:style-name="P1">Eduardo – sobre como não ser</text:p>
      <text:p text:style-name="P1">Janaína – por mudar minha percepção do mundo, por me fazer ir além.</text:p>
      <text:p text:style-name="P1"/>
      <text:p text:style-name="P1">---------------</text:p>
      <text:p text:style-name="P1">meu nome deveria ter aparecido, segundo o exercício…</text:p>
      <text:p text:style-name="P1"/>
      <text:p text:style-name="P1"/>
      <text:p text:style-name="P2">onde você está e onde quer chegar…</text:p>
      <text:p text:style-name="P2">Eu estou desgostoso com minha carreira, eu estou estudando para transformar minha vida</text:p>
      <text:p text:style-name="P2">onde eu quero chegar? Eu quero chegar em um mercado que me remunere bem, com horários flexíveis e home-office. Com um futuro promissor.</text:p>
      <text:p text:style-name="P2"/>
      <text:p text:style-name="P2">Estratégias de auto controle</text:p>
      <text:p text:style-name="P2">foco, gerir meu tempo de estudos e lazer, estudos, estudos, comunidade, estudos, rede de apoio, me perdoar pelos meus erros.</text:p>
      <text:p text:style-name="P2"/>
      <text:p text:style-name="P2">Me perdoar pelos meus erros</text:p>
      <text:p text:style-name="P2">respeitar meu tempo</text:p>
      <text:p text:style-name="P2">não me compara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0T14:29:55.019441783</meta:creation-date>
    <dc:date>2023-03-20T15:10:44.438361157</dc:date>
    <meta:editing-duration>PT20M29S</meta:editing-duration>
    <meta:editing-cycles>1</meta:editing-cycles>
    <meta:document-statistic meta:table-count="0" meta:image-count="0" meta:object-count="0" meta:page-count="1" meta:paragraph-count="17" meta:word-count="134" meta:character-count="838" meta:non-whitespace-character-count="716"/>
    <meta:generator>LibreOffice/6.4.7.2$Linux_X86_64 LibreOffice_project/40$Build-2</meta:generator>
  </office:meta>
</office:document-meta>
</file>